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Título2" style:family="paragraph"/>
    <style:style style:name="P3" style:parent-style-name="Sinespaciado" style:family="paragraph">
      <style:text-properties fo:language="fr" fo:country="FR"/>
    </style:style>
  </office:automatic-styles>
  <office:body>
    <office:text text:use-soft-page-breaks="true">
      <text:h text:style-name="P1" text:outline-level="1">Comedia intitulada la gran pastoral de Arcadia, BR, mss 463, f. 0r-15v</text:h>
      <text:list text:style-name="LFO1" text:continue-numbering="true">
        <text:list-item>
          <text:p text:style-name="P2">Apariencia contre déguisement, x2</text:p>
        </text:list-item>
      </text:list>
      <text:p text:style-name="P3">Belianira, travestie par son père, se déguise en fantôme dans la grotte sacrée des<text:s/>mânes pour apparaître face à lui et apprendre de sa bouche la raison de son travestissement. Son père, après avoir fait son sacrifice avec l’aide du jeune Fausto, lui raconte qu’il a hérité des biens d’Arsenio, riche berger d’Arcadie, grâce à ce travestissement.</text:p>
      <text:p text:style-name="pb">f. 4v</text:p>
      <text:p text:style-name="sp">Belianira</text:p>
      <text:p text:style-name="l">&lt;lg&gt;Vuelve, Saucino, vuelve a la majada</text:p>
      <text:p text:style-name="l">que tu hija Belianira, a darte gusto</text:p>
      <text:p text:style-name="l">y encubrirse será por mí forzada,</text:p>
      <text:p text:style-name="l">no obstante que en engaño es caso injusto.</text:p>
      <text:p text:style-name="l">De lo que ha de venir no digo nada,</text:p>
      <text:p text:style-name="l">podrían ser sucesos sin disgusto,</text:p>
      <text:p text:style-name="l">mas porque cumpliré lo prometido</text:p>
      <text:p text:style-name="pb">f. 5r</text:p>
      <text:p text:style-name="l">en su forma fantástica he salido.</text:p>
      <text:p text:style-name="l">&lt;lg&gt;Y para más señal que te asegure</text:p>
      <text:p text:style-name="l">de que tu Belianira, de su parte,</text:p>
      <text:p text:style-name="l">aunque del mundo todo se procure,</text:p>
      <text:p text:style-name="l">ella se encubrirá por contentarte,</text:p>
      <text:p text:style-name="stage">Aquí se desatapa el rostro y se le torna a tapar</text:p>
      <text:p text:style-name="l">contempla en mí su proprio rostro y dure</text:p>
      <text:p text:style-name="l">en sosiego tu pecho sin turbarte,</text:p>
      <text:p text:style-name="l">que bien sucederá. Y adiós, que me entro,</text:p>
      <text:p text:style-name="l">Saucino, a mi quieto y hondo centro.</text:p>
      <text:p text:style-name="stage">Éntrase Belianira y echan fuego</text:p>
      <text:p text:style-name="sp">Saucino</text:p>
      <text:p text:style-name="l">&lt;lg&gt;Belianira, ¿es otro engaño?</text:p>
      <text:p text:style-name="l">¿Fuiste Belinaira o sombra?</text:p>
      <text:p text:style-name="l">¿Sombra fuiste? Pues me asombra</text:p>
      <text:p text:style-name="l">tan incierto desengaño.</text:p>
      <text:p text:style-name="l">&lt;lg&gt;Seguir tengo sus pisadas</text:p>
      <text:p text:style-name="l">para ver si me ha burlado,</text:p>
      <text:p text:style-name="l">mas no, que el lugar sagrado</text:p>
      <text:p text:style-name="l">lo impide con llamaradas.</text:p>
      <text:p text:style-name="stage">Entra Fausto</text:p>
      <text:p text:style-name="sp">Fausto</text:p>
      <text:soft-page-break/>
      <text:p text:style-name="l">&lt;lg&gt;Saucino.</text:p>
      <text:p text:style-name="sp">Saucino</text:p>
      <text:p text:style-name="l"><text:tab/>Los pies son buenos,</text:p>
      <text:p text:style-name="l">pues de suerte me hallarás</text:p>
      <text:p text:style-name="l">que cuando preguntes más</text:p>
      <text:p text:style-name="l">te pueda responder menos</text:p>
      <text:p text:style-name="sp">Fausto</text:p>
      <text:p text:style-name="l">&lt;lg&gt;Fuego, aceite, miel y leche</text:p>
      <text:p text:style-name="l">vuelvo, bien puedes andar.</text:p>
      <text:p text:style-name="stage">Vanse y sale Belianira de la cueva</text:p>
      <text:p text:style-name="sp">Belianira</text:p>
      <text:p text:style-name="l">Si me pensáis alcanzar</text:p>
      <text:p text:style-name="l">haré que no os aproveche</text:p>
      <text:p text:style-name="l">&lt;lg&gt;que mis pies son tan ligeros</text:p>
      <text:p text:style-name="l">que os ganarán<text:s/>el atajo</text:p>
      <text:p text:style-name="l">y antes que lleguéis abajo</text:p>
      <text:p text:style-name="l">estos serán los primeros.</text:p>
      <text:p text:style-name="stage">Asómase una verdadera sombra de Arsenio en la cueva y dice</text:p>
      <text:p text:style-name="sp">Sombra</text:p>
      <text:p text:style-name="l">&lt;lg&gt;Espera, ¿dónde corres, burladora?</text:p>
      <text:p text:style-name="l">¿dabas la fiesta ansí por acabada?</text:p>
      <text:p text:style-name="l">Pues probarás a tu pesar agora</text:p>
      <text:p text:style-name="l">nuevo rigor, sin vida<text:s/>libertada,</text:p>
      <text:p text:style-name="l">que la suerte a sus muertos vengadora</text:p>
      <text:p text:style-name="l">de religión tan poca hoy afrentada,</text:p>
      <text:p text:style-name="l">tu mucha libertad y el osar tanto</text:p>
      <text:p text:style-name="l">trocará en sujeción de amor y espanto</text:p>
      <text:p text:style-name="stage">Éntrase la sombra</text:p>
      <text:p text:style-name="sp">Belianira</text:p>
      <text:p text:style-name="l">&lt;lg&gt;Borrará arrepentimiento</text:p>
      <text:p text:style-name="l">tu áspera profecía</text:p>
      <text:p text:style-name="l">y pues no falta osadía,</text:p>
      <text:p text:style-name="l">sobren las alas al viento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.25in"/>
      <style:text-properties style:font-name-asian="Times New Roman" style:font-weight-complex="bold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-asian="Times New Roman" style:font-weight-complex="bold" style:font-size-complex="13pt" fo:hyphenate="false"/>
    </style:style>
    <style:style style:name="Normal" style:display-name="Normal" style:family="paragraph">
      <style:paragraph-properties fo:text-align="justify"/>
      <style:text-properties style:font-name="Garamond" fo:font-size="12pt" style:font-size-asian="12pt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Garamond" style:font-name-asian="Times New Roman" style:font-name-complex="Times New Roman" style:font-weight-complex="bold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Garamond" style:font-name-asian="Times New Roman" style:font-name-complex="Times New Roman" style:font-weight-complex="bold" fo:font-size="12pt" style:font-size-asian="12pt" style:font-size-complex="13pt"/>
    </style:style>
    <style:style style:name="stage" style:display-name="&lt;stage&gt;" style:family="paragraph" style:parent-style-name="Normal">
      <style:paragraph-properties fo:text-align="center" fo:margin-top="0.0833in" fo:margin-bottom="0.0833in"/>
      <style:text-properties fo:font-style="italic" style:font-style-asian="italic" fo:hyphenate="false"/>
    </style:style>
    <style:style style:name="sp" style:display-name="&lt;sp&gt;" style:family="paragraph" style:parent-style-name="Normal">
      <style:paragraph-properties fo:margin-top="0.25in" fo:margin-bottom="0.0833in"/>
      <style:text-properties fo:hyphenate="false"/>
    </style:style>
    <style:style style:name="l" style:display-name="&lt;l&gt;" style:family="paragraph" style:parent-style-name="sp">
      <style:paragraph-properties fo:text-align="start" fo:margin-top="0in" fo:margin-bottom="0in" fo:line-height="100%" fo:margin-left="0.4923in">
        <style:tab-stops/>
      </style:paragraph-properties>
      <style:text-properties fo:hyphenate="false"/>
    </style:style>
    <style:style style:name="pb" style:display-name="&lt;pb&gt;" style:family="paragraph" style:parent-style-name="stage">
      <style:paragraph-properties fo:text-align="end"/>
      <style:text-properties fo:font-style="normal" style:font-style-asian="normal" fo:hyphenate="false"/>
    </style:style>
    <style:style style:name="Sinespaciado" style:display-name="Sin espaciado" style:family="paragraph">
      <style:paragraph-properties fo:text-align="justify" fo:margin-bottom="0in" fo:line-height="100%"/>
      <style:text-properties style:font-name="Garamond" fo:color="#7F7F7F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ector</meta:initial-creator>
    <dc:creator>Hector</dc:creator>
    <meta:creation-date>2017-10-23T13:37:00Z</meta:creation-date>
    <dc:date>2017-10-23T14:04:00Z</dc:date>
    <meta:template xlink:href="Normal.dotm" xlink:type="simple"/>
    <meta:editing-cycles>2</meta:editing-cycles>
    <meta:editing-duration>PT360S</meta:editing-duration>
    <meta:document-statistic meta:page-count="2" meta:paragraph-count="4" meta:word-count="347" meta:character-count="2254" meta:row-count="15" meta:non-whitespace-character-count="1911"/>
  </office:meta>
</office:document-meta>
</file>